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3" table:number-rows-spanned="1">
            <text:p>Loc</text:p>
          </table:table-cell>
          <table:covered-table-cell table:number-columns-repeated="2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8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2"/>
        </table:table-row>
        <table:table-row table:style-name="ro9" table:number-rows-repeated="1048487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8" calcext:value-type="date">
            <text:p>8 nov.</text:p>
          </table:table-cell>
          <table:table-cell table:style-name="ce67" table:number-columns-repeated="60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1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>
            <text:p>BDD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office:value-type="date" office:date-value="2021-11-08" calcext:value-type="date">
            <text:p>8 nov.</text:p>
          </table:table-cell>
          <table:table-cell table:style-name="ce31" table:number-columns-repeated="61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table:number-columns-repeated="73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21:17:10.881428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05T21:39:49.789054891</dc:date>
    <meta:editing-duration>P237DT22H31M48S</meta:editing-duration>
    <meta:editing-cycles>974</meta:editing-cycles>
    <meta:generator>LibreOffice/6.1.5.2$Linux_X86_64 LibreOffice_project/10$Build-2</meta:generator>
    <meta:document-statistic meta:table-count="3" meta:cell-count="591" meta:object-count="0"/>
  </office:meta>
</office:document-meta>
</file>